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Facturacion 2017</text:p>
          </table:table-cell>
          <table:table-cell table:number-columns-repeated="6"/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8"/>
          <table:table-cell office:value-type="float" office:value="13500" calcext:value-type="float">
            <text:p>13500</text:p>
          </table:table-cell>
        </table:table-row>
        <table:table-row table:style-name="ro1">
          <table:table-cell table:number-columns-repeated="8"/>
          <table:table-cell office:value-type="float" office:value="26250" calcext:value-type="float">
            <text:p>26250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Importes</text:p>
          </table:table-cell>
          <table:table-cell office:value-type="string" calcext:value-type="string">
            <text:p>Impuestos</text:p>
          </table:table-cell>
          <table:table-cell office:value-type="string" calcext:value-type="string">
            <text:p>Intereses</text:p>
          </table:table-cell>
          <table:table-cell office:value-type="string" calcext:value-type="string">
            <text:p>Retenciones</text:p>
          </table:table-cell>
          <table:table-cell office:value-type="string" calcext:value-type="string">
            <text:p>Percepciones</text:p>
          </table:table-cell>
          <table:table-cell table:number-columns-repeated="2"/>
          <table:table-cell table:formula="of:=SUM([.I3:.I5])" office:value-type="float" office:value="41750" calcext:value-type="float">
            <text:p>4175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float" office:value="25800" calcext:value-type="float">
            <text:p>25800</text:p>
          </table:table-cell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2392.95" calcext:value-type="float">
            <text:p>2392.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rer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z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986.5" calcext:value-type="float">
            <text:p>2986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045.5" calcext:value-type="float">
            <text:p>104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30000" calcext:value-type="float">
            <text:p>3000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31800" calcext:value-type="float">
            <text:p>3180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iembre</text:p>
          </table:table-cell>
          <table:table-cell office:value-type="float" office:value="31800" calcext:value-type="float">
            <text:p>3180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UM([.B7:.B18])" office:value-type="float" office:value="359400" calcext:value-type="float">
            <text:p>359400</text:p>
          </table:table-cell>
          <table:table-cell table:formula="of:=SUM([.C7:.C18])" office:value-type="float" office:value="10782" calcext:value-type="float">
            <text:p>10782</text:p>
          </table:table-cell>
          <table:table-cell/>
          <table:table-cell table:formula="of:=SUM([.E7:.E18])" office:value-type="float" office:value="13732.95" calcext:value-type="float">
            <text:p>13732.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 style:data-style-name="N2" text:time-value="10:55:41.510039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8:32:49.625886632</meta:creation-date>
    <dc:date>2019-05-17T12:04:27.260544769</dc:date>
    <meta:editing-duration>PT2H5M39S</meta:editing-duration>
    <meta:editing-cycles>4</meta:editing-cycles>
    <meta:generator>LibreOffice/5.3.5.2$Linux_X86_64 LibreOffice_project/30m0$Build-2</meta:generator>
    <meta:document-statistic meta:table-count="1" meta:cell-count="86" meta:object-count="0"/>
  </office:meta>
</office:document-meta>
</file>